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00000" style:text-underline-style="solid" style:text-underline-type="single"/>
    </style:style>
    <style:style style:name="ce3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8.90763888888889cm"/>
    </style:style>
    <style:style style:name="co2" style:family="table-column">
      <style:table-column-properties fo:break-before="auto" style:column-width="2.34597222222222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72861111111111cm"/>
    </style:style>
    <style:style style:name="co6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LST-GRENOBLE-L2INFORMATIQUEP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mail</text:p>
          </table:table-cell>
          <table:table-cell office:value-type="string" table:style-name="ce1">
            <text:p>prenom</text:p>
          </table:table-cell>
          <table:table-cell office:value-type="string" table:style-name="ce1">
            <text:p>nom</text:p>
          </table:table-cell>
          <table:table-cell table:number-columns-repeated="2" table:style-name="ce1"/>
          <table:table-cell office:value-type="string" table:style-name="ce1">
            <text:p>groupe</text:p>
          </table:table-cell>
          <table:table-cell table:number-columns-repeated="16378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3">
            <text:p>Ibrahima.Barry2@etu.univ-grenoble-alpes.fr</text:p>
          </table:table-cell>
          <table:table-cell office:value-type="string" table:style-name="ce1">
            <text:p>IBRAHIMA</text:p>
          </table:table-cell>
          <table:table-cell office:value-type="string" table:style-name="ce1">
            <text:p>BARRY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Nils.Begou@etu.univ-grenoble-alpes.fr">Nils.Begou@etu.univ-grenoble-alpes.fr</text:a></text:p>
          </table:table-cell>
          <table:table-cell office:value-type="string" table:style-name="ce1">
            <text:p>NILS</text:p>
          </table:table-cell>
          <table:table-cell office:value-type="string" table:style-name="ce1">
            <text:p>BEGOU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Ahmed.Ben-Nacib@etu.univ-grenoble-alpes.fr">Ahmed.Ben-Nacib@etu.univ-grenoble-alpes.fr</text:a>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NACIB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essym.Bennour@etu.univ-grenoble-alpes.fr</text:p>
          </table:table-cell>
          <table:table-cell office:value-type="string" table:style-name="ce1">
            <text:p>JESSYM</text:p>
          </table:table-cell>
          <table:table-cell office:value-type="string" table:style-name="ce1">
            <text:p>BENNOU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amille.Bertramond@etu.univ-grenoble-alpes.fr</text:p>
          </table:table-cell>
          <table:table-cell office:value-type="string" table:style-name="ce1">
            <text:p>CAMILLE</text:p>
          </table:table-cell>
          <table:table-cell office:value-type="string" table:style-name="ce1">
            <text:p>BERTRAMON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Salima.Bouigader@etu.univ-grenoble-alpes.fr">Salima.Bouigader@etu.univ-grenoble-alpes.fr</text:a></text:p>
          </table:table-cell>
          <table:table-cell office:value-type="string" table:style-name="ce3">
            <text:p>SALIMA</text:p>
          </table:table-cell>
          <table:table-cell office:value-type="string" table:style-name="ce3">
            <text:p>BOUIGADER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Ilyass.Bouissa@etu.univ-grenoble-alpes.fr</text:p>
          </table:table-cell>
          <table:table-cell office:value-type="string" table:style-name="ce1">
            <text:p>ILYASS</text:p>
          </table:table-cell>
          <table:table-cell office:value-type="string" table:style-name="ce1">
            <text:p>BOUISS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orian.Campus@etu.univ-grenoble-alpes.fr</text:p>
          </table:table-cell>
          <table:table-cell office:value-type="string" table:style-name="ce1">
            <text:p>DORIAN</text:p>
          </table:table-cell>
          <table:table-cell office:value-type="string" table:style-name="ce1">
            <text:p>CAMPU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udovic.Candela-Guilabert@etu.univ-grenoble-alpes.fr</text:p>
          </table:table-cell>
          <table:table-cell office:value-type="string" table:style-name="ce1">
            <text:p>LUDOVIC</text:p>
          </table:table-cell>
          <table:table-cell office:value-type="string" table:style-name="ce1">
            <text:p>CANDELA</text:p>
          </table:table-cell>
          <table:table-cell office:value-type="string" table:style-name="ce1">
            <text:p>GUILABE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ordan.Cholvy@etu.univ-grenoble-alpes.fr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CHOLVY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ullivan.Collomb@etu.univ-grenoble-alpes.fr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COLLOMB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mitrii.Crivoi@etu.univ-grenoble-alpes.fr</text:p>
          </table:table-cell>
          <table:table-cell office:value-type="string" table:style-name="ce1">
            <text:p>DMITRII</text:p>
          </table:table-cell>
          <table:table-cell office:value-type="string" table:style-name="ce1">
            <text:p>CRIVOI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Bruno.Da-Cruz-Santos@etu.univ-grenoble-alpes.fr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D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SANTO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Thierno.Drame@etu.univ-grenoble-alpes.fr">Thierno.Drame@etu.univ-grenoble-alpes.fr</text:a></text:p>
          </table:table-cell>
          <table:table-cell office:value-type="string" table:style-name="ce1">
            <text:p>THIERNO</text:p>
          </table:table-cell>
          <table:table-cell office:value-type="string" table:style-name="ce1">
            <text:p>DRAM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ickael.Dupre@etu.univ-grenoble-alpes.fr</text:p>
          </table:table-cell>
          <table:table-cell office:value-type="string" table:style-name="ce1">
            <text:p>MICKAËL</text:p>
          </table:table-cell>
          <table:table-cell office:value-type="string" table:style-name="ce1">
            <text:p>DUPR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Vincent.Evieux@etu.univ-grenoble-alpes.fr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EVIEU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Roman.Felden@etu.univ-grenoble-alpes.fr">Roman.Felden@etu.univ-grenoble-alpes.fr</text:a>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FELDE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Victoria.Fiori@etu.univ-grenoble-alpes.fr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FIOR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icolas.Fournout@etu.univ-grenoble-alpes.f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FOURNOUT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Thierry.Fromont@etu.univ-grenoble-alpes.fr">Thierry.Fromont@etu.univ-grenoble-alpes.fr</text:a></text:p>
          </table:table-cell>
          <table:table-cell office:value-type="string" table:style-name="ce1">
            <text:p>THIERRY</text:p>
          </table:table-cell>
          <table:table-cell office:value-type="string" table:style-name="ce1">
            <text:p>FROMONT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Sergio.Gallo-Silva@etu.univ-grenoble-alpes.fr">Sergio.Gallo-Silva@etu.univ-grenoble-alpes.fr</text:a>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GALLO</text:p>
          </table:table-cell>
          <table:table-cell office:value-type="string" table:style-name="ce1">
            <text:p>SILV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Rayan.Guerbaa@etu.univ-grenoble-alpes.fr">Rayan.Guerbaa@etu.univ-grenoble-alpes.fr</text:a></text:p>
          </table:table-cell>
          <table:table-cell office:value-type="string" table:style-name="ce1">
            <text:p>RAYAN</text:p>
          </table:table-cell>
          <table:table-cell office:value-type="string" table:style-name="ce1">
            <text:p>GUERBAA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lim.Gorur@etu.univ-grenoble-alpes.fr</text:p>
          </table:table-cell>
          <table:table-cell office:value-type="string" table:style-name="ce1">
            <text:p>SELIM</text:p>
          </table:table-cell>
          <table:table-cell office:value-type="string" table:style-name="ce1">
            <text:p>GÖRÜ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ohammed.H-Saini@etu.univ-grenoble-alpes.fr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H'SAIN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afiseh.Haghverdi@etu.univ-grenoble-alpes.fr</text:p>
          </table:table-cell>
          <table:table-cell office:value-type="string" table:style-name="ce1">
            <text:p>NAFISEH</text:p>
          </table:table-cell>
          <table:table-cell office:value-type="string" table:style-name="ce1">
            <text:p>HAGHVERD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thieu.Heeder@etu.univ-grenoble-alpes.fr</text:p>
          </table:table-cell>
          <table:table-cell office:value-type="string" table:style-name="ce1">
            <text:p>MATHIEU</text:p>
          </table:table-cell>
          <table:table-cell office:value-type="string" table:style-name="ce1">
            <text:p>HEEDE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iad.Mahi@etu.univ-grenoble-alpes.fr</text:p>
          </table:table-cell>
          <table:table-cell office:value-type="string" table:style-name="ce1">
            <text:p>RIAD</text:p>
          </table:table-cell>
          <table:table-cell office:value-type="string" table:style-name="ce1">
            <text:p>MAH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Ferdinand.Monnan@etu.univ-grenoble-alpes.fr">Ferdinand.Monnan@etu.univ-grenoble-alpes.fr</text:a></text:p>
          </table:table-cell>
          <table:table-cell office:value-type="string" table:style-name="ce1">
            <text:p>FERDINAND</text:p>
          </table:table-cell>
          <table:table-cell office:value-type="string" table:style-name="ce1">
            <text:p>MONNAN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del.Ould-Ouelhadj@etu.univ-grenoble-alpes.fr</text:p>
          </table:table-cell>
          <table:table-cell office:value-type="string" table:style-name="ce1">
            <text:p>ADEL</text:p>
          </table:table-cell>
          <table:table-cell office:value-type="string" table:style-name="ce1">
            <text:p>OULD</text:p>
          </table:table-cell>
          <table:table-cell office:value-type="string" table:style-name="ce1">
            <text:p>OUELHADJ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mailto:Julien.Pardo@etu.univ-grenoble-alpes.fr">Julien.Pardo@etu.univ-grenoble-alpes.fr</text:a></text:p>
          </table:table-cell>
          <table:table-cell office:value-type="string" table:style-name="ce1">
            <text:p>JULIEN</text:p>
          </table:table-cell>
          <table:table-cell office:value-type="string" table:style-name="ce1">
            <text:p>PARDO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Baptiste Lamic</meta:initial-creator>
    <dc:creator>Baptiste Lamic</dc:creator>
    <meta:creation-date>2021-04-30T14:36:30Z</meta:creation-date>
    <dc:date>2021-04-30T14:37:01Z</dc:date>
    <meta:editing-cycles>1</meta:editing-cycles>
    <meta:editing-duration>PT22S</meta:editing-duration>
  </office:meta>
</office:document-meta>
</file>